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Arial" style:font-family-generic="swiss"/>
    <style:font-face style:name="Arial1" svg:font-family="Arial" style:font-family-generic="swiss"/>
    <style:font-face style:name="Mangal" svg:font-family="Mangal" style:font-family-generic="system" style:font-pitch="variable"/>
    <style:font-face style:name="Mangal1" svg:font-family="Mangal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text-properties style:font-name="Verdana" fo:font-size="8pt" style:font-size-asian="8pt" style:font-size-complex="8pt"/>
    </style:style>
    <style:style style:name="P2" style:family="paragraph" style:parent-style-name="Footer">
      <style:text-properties style:font-name="Verdana" fo:font-size="8pt" style:font-size-asian="8pt" style:font-size-complex="8pt"/>
    </style:style>
    <style:style style:name="P3" style:family="paragraph" style:parent-style-name="Standard">
      <style:paragraph-properties fo:line-height="150%" fo:text-align="justify" style:justify-single-word="false" style:text-autospace="none"/>
      <style:text-properties style:font-name="Verdana" fo:font-size="10pt" fo:language="ca" fo:country="ES" style:font-name-asian="Arial1" style:font-size-asian="10pt" style:font-name-complex="Arial1" style:font-size-complex="10pt"/>
    </style:style>
    <style:style style:name="P4" style:family="paragraph" style:parent-style-name="Standard">
      <style:paragraph-properties fo:line-height="150%" fo:text-align="justify" style:justify-single-word="false" fo:break-before="page" style:text-autospace="none"/>
      <style:text-properties style:font-name="Verdana" fo:font-size="10pt" style:font-name-asian="Arial1" style:font-size-asian="10pt" style:font-name-complex="Arial1" style:font-size-complex="10pt"/>
    </style:style>
    <style:style style:name="P5" style:family="paragraph" style:parent-style-name="Text_20_body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 fo:text-align="justify" style:justify-single-word="false" style:text-autospace="none"/>
      <style:text-properties fo:color="#000000" loext:opacity="100%" style:font-name="Verdana" fo:font-size="10pt" fo:language="ca" fo:country="ES" style:font-name-asian="Arial" style:font-size-asian="10pt" style:font-name-complex="Arial" style:font-size-complex="10pt"/>
    </style:style>
    <style:style style:name="P7" style:family="paragraph" style:parent-style-name="Standard">
      <style:paragraph-properties fo:line-height="150%" fo:text-align="justify" style:justify-single-word="false" style:text-autospace="none"/>
      <style:text-properties fo:color="#000000" loext:opacity="100%" style:font-name="Verdana" fo:font-size="10pt" fo:language="ca" fo:country="ES" fo:font-weight="bold" style:font-name-asian="Arial" style:font-size-asian="10pt" style:font-weight-asian="bold" style:font-name-complex="Arial" style:font-size-complex="10pt" style:font-weight-complex="bold"/>
    </style:style>
    <style:style style:name="P8" style:family="paragraph" style:parent-style-name="Standard" style:list-style-name="L1">
      <style:paragraph-properties fo:line-height="150%" fo:text-align="justify" style:justify-single-word="false" style:text-autospace="none"/>
      <style:text-properties style:font-name="Verdana" fo:font-size="10pt" fo:language="ca" fo:country="ES" style:font-name-asian="Arial1" style:font-size-asian="10pt" style:font-name-complex="Arial1" style:font-size-complex="10pt"/>
    </style:style>
    <style:style style:name="P9" style:family="paragraph" style:parent-style-name="Standard" style:list-style-name="L2">
      <style:paragraph-properties fo:line-height="150%" fo:text-align="justify" style:justify-single-word="false" style:text-autospace="none"/>
      <style:text-properties fo:color="#000000" loext:opacity="100%" style:font-name="Verdana" fo:font-size="10pt" fo:language="ca" fo:country="ES" fo:font-weight="normal" style:font-name-asian="Arial" style:font-size-asian="10pt" style:font-weight-asian="normal" style:font-name-complex="Arial" style:font-size-complex="10pt" style:font-weight-complex="normal"/>
    </style:style>
    <style:style style:name="T1" style:family="text">
      <style:text-properties officeooo:rsid="000a6534"/>
    </style:style>
    <style:style style:name="T2" style:family="text">
      <style:text-properties officeooo:rsid="000ec81f"/>
    </style:style>
    <style:style style:name="T3" style:family="text">
      <style:text-properties fo:color="#000000" loext:opacity="100%" fo:language="ca" fo:country="ES" fo:font-weight="bold" style:font-name-asian="Arial" style:font-weight-asian="bold" style:font-name-complex="Arial" style:font-weight-complex="bold"/>
    </style:style>
    <style:style style:name="T4" style:family="text">
      <style:text-properties fo:color="#000000" loext:opacity="100%" fo:language="ca" fo:country="ES" fo:font-weight="bold" officeooo:rsid="00109a69" style:font-name-asian="Arial" style:font-weight-asian="bold" style:font-name-complex="Arial" style:font-weight-complex="bold"/>
    </style:style>
    <style:style style:name="T5" style:family="text">
      <style:text-properties fo:color="#000000" loext:opacity="100%" fo:language="ca" fo:country="ES" fo:font-weight="normal" style:font-name-asian="Arial" style:font-weight-asian="normal" style:font-name-complex="Ari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9a69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b81ca" style:font-style-asian="italic" style:font-style-complex="italic"/>
    </style:style>
    <style:style style:name="T10" style:family="text">
      <style:text-properties style:font-name="Verdana" fo:font-size="10pt" fo:language="ca" fo:country="ES" style:text-underline-style="none" style:font-size-asian="10pt" style:font-size-complex="10pt"/>
    </style:style>
    <style:style style:name="T11" style:family="text">
      <style:text-properties officeooo:rsid="000b81c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10">Programació Orientada a Objectes (I)</text:span></text:span></text:p>
      <text:p text:style-name="P3"><text:span text:style-name="T6">Activitat</text:span><text:span text:style-name="T7">2</text:span>.- Definix una classe que represente a un cotxe. En la definició s'ha d'incloure:</text:p>
      <text:list xml:id="list2029762766" text:style-name="L1">
        <text:list-item>
          <text:p text:style-name="P8">el model</text:p>
        </text:list-item>
        <text:list-item>
          <text:p text:style-name="P8">el color</text:p>
        </text:list-item>
        <text:list-item>
          <text:p text:style-name="P8">si la pintura és metal·litzada o no</text:p>
        </text:list-item>
        <text:list-item>
          <text:p text:style-name="P8">la matrícula</text:p>
        </text:list-item>
        <text:list-item>
          <text:p text:style-name="P8">el tipus de cotxe, que pot ser <text:span text:style-name="T11">mini, utilitari, familiar o esportiu</text:span></text:p>
        </text:list-item>
        <text:list-item>
          <text:p text:style-name="P8">l'any de fabricació</text:p>
        </text:list-item>
        <text:list-item>
          <text:p text:style-name="P8">la modalitat de l'assegurança, que pot ser a tercers o a tot risc</text:p>
        </text:list-item>
      </text:list>
      <text:p text:style-name="P3"/>
      <text:p text:style-name="P3">Fes un constructor amb valors inicials (els que tú vullgues), un altre constructor amb paràmetres i un mètode que es diga <text:span text:style-name="T9">mostrarInfo</text:span><text:span text:style-name="T8">()</text:span> que mostre el model i el color del cotxe.</text:p>
      <text:p text:style-name="P3">Fes el diagrama de classes UML <text:span text:style-name="T11">i a continuació fes la implementació.</text:span></text:p>
      <text:p text:style-name="P3"/>
      <text:p text:style-name="P7"/>
      <text:p text:style-name="P4"><text:span text:style-name="T3">Activitat</text:span><text:span text:style-name="T4">3</text:span><text:span text:style-name="T3">.- </text:span><text:span text:style-name="T5">Escriu un programa que dispose d'una classe per a representar les assignatures d'una carrera:</text:span></text:p>
      <text:list xml:id="list1689825271" text:style-name="L2">
        <text:list-item>
          <text:p text:style-name="P9">Una assignatura té un nom, un codi numèric i el curs en el qual s'impartix.</text:p>
        </text:list-item>
        <text:list-item>
          <text:p text:style-name="P9">Els valors inicials han de proporcionar-se en el constructor.</text:p>
        </text:list-item>
        <text:list-item>
          <text:p text:style-name="P9">La classe ha de tindre mètodes per obtindre els valors dels atributs.</text:p>
        </text:list-item>
        <text:list-item>
          <text:p text:style-name="P9">El programa ha de construir un objecte amb els següents valors: nom “Matemàtiques”, codi 1017, curs 1.</text:p>
        </text:list-item>
        <text:list-item>
          <text:p text:style-name="P9">A continuació, el programa ha d'imprimir els valors de l'objecte per pantalla.</text:p>
        </text:list-item>
      </text:list>
      <text:p text:style-name="P6">Fes el diagrama de classes UML <text:span text:style-name="T11">i a continuació, implementa la solució en Java.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Arial" style:font-family-generic="swiss"/>
    <style:font-face style:name="Arial1" svg:font-family="Arial" style:font-family-generic="swiss"/>
    <style:font-face style:name="Mangal" svg:font-family="Mangal" style:font-family-generic="system" style:font-pitch="variable"/>
    <style:font-face style:name="Mangal1" svg:font-family="Mangal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Verdana" fo:font-size="8pt" style:font-size-asian="8pt" style:font-size-complex="8pt"/>
    </style:style>
    <style:style style:name="MP2" style:family="paragraph" style:parent-style-name="Footer">
      <style:text-properties style:font-name="Verdana" fo:font-size="8pt" style:font-size-asian="8pt" style:font-size-complex="8pt"/>
    </style:style>
    <style:style style:name="MT1" style:family="text">
      <style:text-properties officeooo:rsid="000a6534"/>
    </style:style>
    <style:style style:name="MT2" style:family="text">
      <style:text-properties officeooo:rsid="000ec81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1r DA<text:span text:style-name="MT1">W</text:span>– Programació<text:tab/><text:tab/><text:span text:style-name="MT1">Activitats</text:span> UD<text:span text:style-name="MT2">5</text:span></text:p>
      </style:header>
      <style:footer>
        <text:p text:style-name="MP2"><text:page-number text:select-page="current">2</text:page-number><text:tab/><text:tab/>IES <text:span text:style-name="MT1">María Enríquez</text:span></text:p>
      </style:footer>
    </style:master-page>
    <style:master-page style:name="HTML" style:page-layout-name="Mpm2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2-01-18T18:38:50.806651020</dc:date>
    <meta:editing-duration>PT6H52M6S</meta:editing-duration>
    <meta:editing-cycles>59</meta:editing-cycles>
    <meta:generator>LibreOffice/7.2.5.2$Linux_X86_64 LibreOffice_project/20$Build-2</meta:generator>
    <meta:document-statistic meta:table-count="0" meta:image-count="0" meta:object-count="0" meta:page-count="2" meta:paragraph-count="20" meta:word-count="218" meta:character-count="1223" meta:non-whitespace-character-count="1035"/>
  </office:meta>
</office:document-meta>
</file>